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63358" officeooo:paragraph-rsid="00163358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63358" officeooo:paragraph-rsid="00163358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163358" officeooo:paragraph-rsid="00163358"/>
    </style:style>
    <style:style style:name="P7" style:family="paragraph" style:parent-style-name="Standard">
      <style:paragraph-properties fo:text-align="justify" style:justify-single-word="false" fo:break-before="page"/>
      <style:text-properties officeooo:rsid="00163358" officeooo:paragraph-rsid="00163358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3358" officeooo:paragraph-rsid="0016335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63358" officeooo:paragraph-rsid="0016335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officeooo:rsid="0016a03b" officeooo:paragraph-rsid="0016a03b"/>
    </style:style>
    <style:style style:name="P11" style:family="paragraph" style:parent-style-name="Standard">
      <style:paragraph-properties fo:text-align="justify" style:justify-single-word="false"/>
      <style:text-properties fo:font-size="10pt" officeooo:rsid="00163358" officeooo:paragraph-rsid="00163358" style:font-size-asian="10pt" style:font-size-complex="10pt"/>
    </style:style>
    <style:style style:name="P12" style:family="paragraph" style:parent-style-name="Standard">
      <style:text-properties fo:font-size="10pt" style:font-size-asian="8.75pt" style:font-size-complex="10pt"/>
    </style:style>
    <style:style style:name="P13" style:family="paragraph" style:parent-style-name="Standard">
      <style:text-properties fo:font-size="10pt" officeooo:rsid="0016a03b" officeooo:paragraph-rsid="0016a03b" style:font-size-asian="8.75pt" style:font-size-complex="10pt"/>
    </style:style>
    <style:style style:name="P14" style:family="paragraph" style:parent-style-name="Standard">
      <style:paragraph-properties fo:break-before="page"/>
      <style:text-properties fo:font-size="11pt" fo:font-weight="bold" officeooo:rsid="001b56d6" officeooo:paragraph-rsid="001b56d6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9pt" style:font-size-asian="9pt" style:font-size-complex="9pt"/>
    </style:style>
    <style:style style:name="P16" style:family="paragraph" style:parent-style-name="Standard">
      <style:text-properties fo:font-size="9pt" officeooo:rsid="0016a03b" officeooo:paragraph-rsid="0016a03b" style:font-size-asian="9pt" style:font-size-complex="9pt"/>
    </style:style>
    <style:style style:name="T1" style:family="text">
      <style:text-properties officeooo:rsid="0016a03b"/>
    </style:style>
    <style:style style:name="T2" style:family="text">
      <style:text-properties officeooo:rsid="001976c7"/>
    </style:style>
    <style:style style:name="T3" style:family="text">
      <style:text-properties officeooo:rsid="001c1f69"/>
    </style:style>
    <style:style style:name="T4" style:family="text">
      <style:text-properties fo:font-size="95pt" style:font-size-asian="83.0999984741211pt" style:font-size-complex="9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9"/>
      <text:p text:style-name="P9">AjaxPh<text:span text:style-name="T2">p</text:span>PostgreSQL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7">1.- La conección <text:span text:style-name="T1">(databas</text:span><text:span text:style-name="T3">e</text:span><text:span text:style-name="T1">.php)</text:span></text:p>
      <text:p text:style-name="P2">&lt;?php</text:p>
      <text:p text:style-name="P2"><text:tab/>$servername='127.0.0.1';</text:p>
      <text:p text:style-name="P2"><text:tab/>$port=5432;</text:p>
      <text:p text:style-name="P2"><text:tab/>$username='postgres';</text:p>
      <text:p text:style-name="P2"><text:tab/>$password='';</text:p>
      <text:p text:style-name="P2"><text:tab/>$db='student';</text:p>
      <text:p text:style-name="P2"><text:tab/>$conn=pg_connect("host=$servername port=5432 dbname=$db user=$username password=$password");</text:p>
      <text:p text:style-name="P2"><text:tab/>if(!$conn)</text:p>
      <text:p text:style-name="P2"><text:tab/>{</text:p>
      <text:p text:style-name="P2"><text:tab/><text:tab/>die('Problemas de Conectividad, por favor verifique ...');</text:p>
      <text:p text:style-name="P2"><text:tab/>}</text:p>
      <text:p text:style-name="P2">?&gt;</text:p>
      <text:p text:style-name="P2"/>
      <text:p text:style-name="P6"/>
      <text:p text:style-name="P8">Insert Data</text:p>
      <text:p text:style-name="P5"><text:span text:style-name="T1">2</text:span>.- El index <text:span text:style-name="T1">(index.php)</text:span></text:p>
      <text:p text:style-name="P3">&lt;!DOCTYPE html&gt;</text:p>
      <text:p text:style-name="P3">&lt;html&gt;</text:p>
      <text:p text:style-name="P3">&lt;head&gt;</text:p>
      <text:p text:style-name="P3"><text:tab/>&lt;title&gt;Insert data in MySQL database using Ajax&lt;/title&gt;</text:p>
      <text:p text:style-name="P3"><text:tab/>&lt;link rel="stylesheet" href="https://maxcdn.bootstrapcdn.com/bootstrap/3.3.7/css/bootstrap.min.css"&gt;</text:p>
      <text:p text:style-name="P3"><text:tab/>&lt;script src="https://ajax.googleapis.com/ajax/libs/jquery/3.2.1/jquery.min.js"&gt;&lt;/script&gt;</text:p>
      <text:p text:style-name="P3">&lt;/head&gt;</text:p>
      <text:p text:style-name="P3">&lt;body&gt;</text:p>
      <text:p text:style-name="P3">&lt;div style="margin: auto;width: 60%;"&gt;</text:p>
      <text:p text:style-name="P3"><text:tab/>&lt;div class="alert alert-success alert-dismissible" id="success" style="display:none;"&gt;</text:p>
      <text:p text:style-name="P3"><text:tab/> <text:s/>&lt;a href="#" class="close" data-dismiss="alert" aria-label="close"&gt;×&lt;/a&gt;</text:p>
      <text:p text:style-name="P3"><text:tab/>&lt;/div&gt;</text:p>
      <text:p text:style-name="P3"><text:tab/>&lt;form id="fupForm" name="form1" method="post"&gt;</text:p>
      <text:p text:style-name="P3"><text:tab/><text:tab/>&lt;div class="form-group"&gt;</text:p>
      <text:p text:style-name="P3"><text:tab/><text:tab/><text:tab/>&lt;label for="email"&gt;Name:&lt;/label&gt;</text:p>
      <text:p text:style-name="P3"><text:tab/><text:tab/><text:tab/>&lt;input type="text" class="form-control" id="name" placeholder="Name" name="name"&gt;</text:p>
      <text:p text:style-name="P3"><text:tab/><text:tab/>&lt;/div&gt;</text:p>
      <text:p text:style-name="P3"><text:tab/><text:tab/>&lt;div class="form-group"&gt;</text:p>
      <text:p text:style-name="P3"><text:tab/><text:tab/><text:tab/>&lt;label for="pwd"&gt;Email:&lt;/label&gt;</text:p>
      <text:p text:style-name="P3"><text:tab/><text:tab/><text:tab/>&lt;input type="email" class="form-control" id="email" placeholder="Email" name="email"&gt;</text:p>
      <text:p text:style-name="P3"><text:tab/><text:tab/>&lt;/div&gt;</text:p>
      <text:p text:style-name="P3"><text:tab/><text:tab/>&lt;div class="form-group"&gt;</text:p>
      <text:p text:style-name="P3"><text:tab/><text:tab/><text:tab/>&lt;label for="pwd"&gt;Phone:&lt;/label&gt;</text:p>
      <text:p text:style-name="P3"><text:tab/><text:tab/><text:tab/>&lt;input type="text" class="form-control" id="phone" placeholder="Phone" name="phone"&gt;</text:p>
      <text:p text:style-name="P3"><text:tab/><text:tab/>&lt;/div&gt;</text:p>
      <text:p text:style-name="P3"><text:tab/><text:tab/>&lt;div class="form-group" &gt;</text:p>
      <text:p text:style-name="P3"><text:tab/><text:tab/><text:tab/>&lt;label for="pwd"&gt;City:&lt;/label&gt;</text:p>
      <text:p text:style-name="P3"><text:tab/><text:tab/><text:tab/>&lt;select name="city" id="city" class="form-control"&gt;</text:p>
      <text:p text:style-name="P3"><text:tab/><text:tab/><text:tab/><text:tab/>&lt;option value=""&gt;Select&lt;/option&gt;</text:p>
      <text:p text:style-name="P3"><text:tab/><text:tab/><text:tab/><text:tab/>&lt;option value="Delhi"&gt;Delhi&lt;/option&gt;</text:p>
      <text:p text:style-name="P3"><text:tab/><text:tab/><text:tab/><text:tab/>&lt;option value="Mumbai"&gt;Mumbai&lt;/option&gt;</text:p>
      <text:p text:style-name="P3"><text:tab/><text:tab/><text:tab/><text:tab/>&lt;option value="Pune"&gt;Pune&lt;/option&gt;</text:p>
      <text:p text:style-name="P3"><text:tab/><text:tab/><text:tab/>&lt;/select&gt;</text:p>
      <text:p text:style-name="P3"><text:tab/><text:tab/>&lt;/div&gt;</text:p>
      <text:p text:style-name="P3"><text:tab/><text:tab/>&lt;input type="button" name="save" class="btn btn-primary" value="Save to database" id="butsave"&gt;</text:p>
      <text:p text:style-name="P3"><text:tab/>&lt;/form&gt;</text:p>
      <text:p text:style-name="P3">&lt;/div&gt;</text:p>
      <text:p text:style-name="P3"/>
      <text:p text:style-name="P10">3.- El script (index.js)</text:p>
      <text:p text:style-name="P15">$(document).ready(function()</text:p>
      <text:p text:style-name="P15">{</text:p>
      <text:p text:style-name="P15"><text:s text:c="4"/>$('#butsave').on('click',function()</text:p>
      <text:p text:style-name="P15"><text:s text:c="4"/>{</text:p>
      <text:p text:style-name="P15"><text:s text:c="8"/>$('#butsave').attr("disabled","disabled");</text:p>
      <text:p text:style-name="P15"><text:s text:c="8"/>let nombre=$('#name').val();</text:p>
      <text:p text:style-name="P15"><text:s text:c="8"/>let correo=$('#email').val();</text:p>
      <text:p text:style-name="P15"><text:s text:c="8"/>let telefono=$('#phone').val();</text:p>
      <text:p text:style-name="P15"><text:s text:c="8"/>let ciudad=$('#city').val();</text:p>
      <text:p text:style-name="P15"><text:s text:c="8"/>if (nombre!="" &amp;&amp; correo!="" &amp;&amp; telefono!="" &amp;&amp; ciudad!="") </text:p>
      <text:p text:style-name="P15"><text:s text:c="8"/>{</text:p>
      <text:p text:style-name="P15"><text:s text:c="12"/>$.ajax</text:p>
      <text:p text:style-name="P15"><text:s text:c="12"/>({</text:p>
      <text:p text:style-name="P15"><text:s text:c="16"/>url:"save.php",</text:p>
      <text:p text:style-name="P15"><text:s text:c="16"/>type:"POST",</text:p>
      <text:p text:style-name="P15"><text:s text:c="16"/>data:</text:p>
      <text:p text:style-name="P15"><text:s text:c="16"/>{</text:p>
      <text:p text:style-name="P15"><text:s text:c="20"/>nombre:nombre,</text:p>
      <text:p text:style-name="P15"><text:s text:c="20"/>correo:correo,</text:p>
      <text:p text:style-name="P15"><text:s text:c="20"/>telefono:telefono,</text:p>
      <text:p text:style-name="P15"><text:s text:c="20"/>ciudad:ciudad</text:p>
      <text:p text:style-name="P15"><text:s text:c="16"/>},</text:p>
      <text:p text:style-name="P15"><text:s text:c="16"/>cache:false,</text:p>
      <text:p text:style-name="P15"><text:s text:c="16"/>success:function(dataResult)</text:p>
      <text:p text:style-name="P15"><text:s text:c="16"/>{</text:p>
      <text:p text:style-name="P15"><text:s text:c="20"/>let msj='';</text:p>
      <text:p text:style-name="P15"><text:s text:c="20"/>console.log(dataResult);</text:p>
      <text:p text:style-name="P15"><text:s text:c="20"/>//convierto en Objeto el JSON que recibo:</text:p>
      <text:p text:style-name="P15"><text:s text:c="20"/>var dataResult=JSON.parse(dataResult);</text:p>
      <text:p text:style-name="P15"><text:s text:c="20"/>console.log(dataResult);</text:p>
      <text:p text:style-name="P15"><text:s text:c="20"/>if(dataResult.statusCode==200)</text:p>
      <text:p text:style-name="P15"><text:s text:c="20"/>{</text:p>
      <text:p text:style-name="P15"><text:s text:c="24"/>//Habilito el Botón de Guardar</text:p>
      <text:p text:style-name="P15"><text:s text:c="24"/>$('#butsave').removeAttr("disabled");</text:p>
      <text:p text:style-name="P15"><text:s text:c="24"/>//Reseteo el valor de los campos del Formulario</text:p>
      <text:p text:style-name="P15"><text:s text:c="24"/>$('#fupForm').find("input:text").val('');</text:p>
      <text:p text:style-name="P15"><text:s text:c="24"/>$('#city').prop("selectedIndex","");</text:p>
      <text:p text:style-name="P15"><text:s text:c="24"/>$('#email').val('');</text:p>
      <text:p text:style-name="P15"><text:s text:c="24"/>//Le doy un valor al mensaje a mostrar</text:p>
      <text:p text:style-name="P15"><text:s text:c="24"/>msj='Registro agregado exitosamente'</text:p>
      <text:p text:style-name="P15"><text:s text:c="24"/>//Muestro el mensaje</text:p>
      <text:p text:style-name="P15"><text:s text:c="20"/>}</text:p>
      <text:p text:style-name="P15"><text:s text:c="20"/>if(dataResult.statusCode==2001)</text:p>
      <text:p text:style-name="P15"><text:s text:c="20"/>{</text:p>
      <text:p text:style-name="P15"><text:s text:c="24"/>msj='Ocurrió un error al agregar el registro nuevo';</text:p>
      <text:p text:style-name="P15"><text:s text:c="20"/>}</text:p>
      <text:p text:style-name="P15"><text:s text:c="20"/>$('#success').show();</text:p>
      <text:p text:style-name="P15"><text:s text:c="20"/>$('#success').html(msj);</text:p>
      <text:p text:style-name="P15"><text:s text:c="16"/>}</text:p>
      <text:p text:style-name="P15"><text:s text:c="12"/>}); </text:p>
      <text:p text:style-name="P15"><text:s text:c="8"/>}</text:p>
      <text:p text:style-name="P15"><text:s text:c="8"/>else</text:p>
      <text:p text:style-name="P15"><text:s text:c="8"/>{</text:p>
      <text:p text:style-name="P15"><text:s text:c="12"/>alert('Por favor complete los datos solicitados');</text:p>
      <text:p text:style-name="P15"><text:s text:c="8"/>}</text:p>
      <text:p text:style-name="P15"><text:s text:c="4"/>});</text:p>
      <text:p text:style-name="P15">})</text:p>
      <text:p text:style-name="P1"/>
      <text:p text:style-name="P14">index.js version javascript</text:p>
      <text:p text:style-name="P16">document.addEventListener('DOMContentLoaded', function() {</text:p>
      <text:p text:style-name="P16"><text:s text:c="4"/>document.getElementById('butsave').addEventListener('click', function() {</text:p>
      <text:p text:style-name="P16"><text:s text:c="8"/>// Deshabilitar el botón</text:p>
      <text:p text:style-name="P16"><text:s text:c="8"/>this.setAttribute("disabled", "disabled");</text:p>
      <text:p text:style-name="P16"/>
      <text:p text:style-name="P16"><text:s text:c="8"/>// Obtener los valores de los campos</text:p>
      <text:p text:style-name="P16"><text:s text:c="8"/>let nombre = document.getElementById('name').value;</text:p>
      <text:p text:style-name="P16"><text:s text:c="8"/>let correo = document.getElementById('email').value;</text:p>
      <text:p text:style-name="P16"><text:s text:c="8"/>let telefono = document.getElementById('phone').value;</text:p>
      <text:p text:style-name="P16"><text:s text:c="8"/>let ciudad = document.getElementById('city').value;</text:p>
      <text:p text:style-name="P16"/>
      <text:p text:style-name="P16"><text:s text:c="8"/>// Verificar que los campos no estén vacíos</text:p>
      <text:p text:style-name="P16"><text:s text:c="8"/>if (nombre !== "" &amp;&amp; correo !== "" &amp;&amp; telefono !== "" &amp;&amp; ciudad !== "") {</text:p>
      <text:p text:style-name="P16"><text:s text:c="12"/>// Crear un objeto FormData para enviar los datos</text:p>
      <text:p text:style-name="P16"><text:s text:c="12"/>let formData = new FormData();</text:p>
      <text:p text:style-name="P16"><text:s text:c="12"/>formData.append('nombre', nombre);</text:p>
      <text:p text:style-name="P16"><text:s text:c="12"/>formData.append('correo', correo);</text:p>
      <text:p text:style-name="P16"><text:s text:c="12"/>formData.append('telefono', telefono);</text:p>
      <text:p text:style-name="P16"><text:s text:c="12"/>formData.append('ciudad', ciudad);</text:p>
      <text:p text:style-name="P16"/>
      <text:p text:style-name="P16"><text:s text:c="12"/>// Realizar la llamada AJAX usando Fetch API</text:p>
      <text:p text:style-name="P16"><text:s text:c="12"/>fetch('save.php', {</text:p>
      <text:p text:style-name="P16"><text:s text:c="16"/>method: 'POST',</text:p>
      <text:p text:style-name="P16"><text:s text:c="16"/>body: formData</text:p>
      <text:p text:style-name="P16"><text:s text:c="12"/>})</text:p>
      <text:p text:style-name="P16"><text:s text:c="12"/>.then(response =&gt; response.json()) // Convertir la respuesta a JSON</text:p>
      <text:p text:style-name="P16"><text:s text:c="12"/>.then(dataResult =&gt; {</text:p>
      <text:p text:style-name="P16"><text:s text:c="16"/>let msj = '';</text:p>
      <text:p text:style-name="P16"><text:s text:c="16"/>console.log(dataResult);</text:p>
      <text:p text:style-name="P16"/>
      <text:p text:style-name="P16"><text:s text:c="16"/>if (dataResult.statusCode == 200) {</text:p>
      <text:p text:style-name="P16"><text:s text:c="20"/>// Habilitar el botón de guardar</text:p>
      <text:p text:style-name="P16"><text:s text:c="20"/>document.getElementById('butsave').removeAttribute("disabled");</text:p>
      <text:p text:style-name="P16"/>
      <text:p text:style-name="P16"><text:s text:c="20"/>// Resetear los valores de los campos del formulario</text:p>
      <text:p text:style-name="P16"><text:s text:c="20"/>document.querySelectorAll('#fupForm input[type="text"]').forEach(input =&gt; {</text:p>
      <text:p text:style-name="P16"><text:s text:c="24"/>input.value = '';</text:p>
      <text:p text:style-name="P16"><text:s text:c="20"/>});</text:p>
      <text:p text:style-name="P16"><text:s text:c="20"/>document.getElementById('city').selectedIndex = 0; // Restablecer el select</text:p>
      <text:p text:style-name="P16"><text:s text:c="20"/>document.getElementById('email').value = '';</text:p>
      <text:p text:style-name="P16"/>
      <text:p text:style-name="P16"><text:s text:c="20"/>// Mensaje a mostrar</text:p>
      <text:p text:style-name="P16"><text:s text:c="20"/>msj = 'Registro agregado exitosamente';</text:p>
      <text:p text:style-name="P16"><text:s text:c="16"/>} else if (dataResult.statusCode == 2001) {</text:p>
      <text:p text:style-name="P16"><text:s text:c="20"/>msj = 'Ocurrió un error al agregar el registro nuevo';</text:p>
      <text:p text:style-name="P16"><text:s text:c="16"/>}</text:p>
      <text:p text:style-name="P16"/>
      <text:p text:style-name="P16"><text:s text:c="16"/>// Mostrar el mensaje</text:p>
      <text:p text:style-name="P16"><text:s text:c="16"/>let successDiv = document.getElementById('success');</text:p>
      <text:p text:style-name="P16"><text:s text:c="16"/>successDiv.style.display = 'block';</text:p>
      <text:p text:style-name="P16"><text:s text:c="16"/>successDiv.innerHTML = msj;</text:p>
      <text:p text:style-name="P16"><text:s text:c="12"/>})</text:p>
      <text:p text:style-name="P16"><text:s text:c="12"/>.catch(error =&gt; {</text:p>
      <text:p text:style-name="P16"><text:s text:c="16"/>console.error('Error:', error);</text:p>
      <text:p text:style-name="P16"><text:s text:c="16"/>// Habilitar el botón en caso de error</text:p>
      <text:p text:style-name="P16"><text:s text:c="16"/>document.getElementById('butsave').removeAttribute("disabled");</text:p>
      <text:p text:style-name="P16"><text:s text:c="16"/>alert('Ocurrió un error en la solicitud.');</text:p>
      <text:p text:style-name="P16"><text:s text:c="12"/>});</text:p>
      <text:p text:style-name="P16"><text:s text:c="8"/>} else {</text:p>
      <text:p text:style-name="P16"><text:s text:c="12"/>alert('Por favor complete los datos solicitados');</text:p>
      <text:p text:style-name="P16"><text:s text:c="8"/>}</text:p>
      <text:p text:style-name="P16"><text:s text:c="4"/>});</text:p>
      <text:p text:style-name="P16">});</text:p>
      <text:p text:style-name="P13"/>
      <text:p text:style-name="P13"><text:soft-page-break/>4.- El Controlador (save.php)</text:p>
      <text:p text:style-name="P1">&lt;?php</text:p>
      <text:p text:style-name="P1"><text:s text:c="4"/>include '../database.php';</text:p>
      <text:p text:style-name="P1"><text:s text:c="4"/>$nombre <text:s/>=$_POST['nombre'];</text:p>
      <text:p text:style-name="P1"><text:s text:c="4"/>$correo <text:s/>=$_POST['correo'];</text:p>
      <text:p text:style-name="P1"><text:s text:c="4"/>$telefono=$_POST['telefono'];</text:p>
      <text:p text:style-name="P1"><text:s text:c="4"/>$ciudad <text:s/>=$_POST['ciudad'];</text:p>
      <text:p text:style-name="P1"/>
      <text:p text:style-name="P1"><text:s text:c="4"/>$sql="INSERT INTO crud (nombre, correo,telefono,ciudad) VALUES ('$nombre', '$correo', '$telefono', '$ciudad')";</text:p>
      <text:p text:style-name="P1"/>
      <text:p text:style-name="P1"><text:s text:c="4"/>//$rs=pg_query($conn, $sql);</text:p>
      <text:p text:style-name="P1"><text:s text:c="4"/>//var_dump($sql);</text:p>
      <text:p text:style-name="P1"><text:s text:c="4"/>if(pg_query($conn, $sql))</text:p>
      <text:p text:style-name="P1"><text:s text:c="4"/>{</text:p>
      <text:p text:style-name="P1"><text:s text:c="8"/>echo json_encode(array("statusCode"=&gt;200));</text:p>
      <text:p text:style-name="P1"><text:s text:c="4"/>}</text:p>
      <text:p text:style-name="P1"><text:s text:c="4"/>else</text:p>
      <text:p text:style-name="P1"><text:s text:c="4"/>{</text:p>
      <text:p text:style-name="P1"><text:s text:c="8"/>echo json_encode(array("statusCode"=&gt;201));</text:p>
      <text:p text:style-name="P1"><text:s text:c="4"/>}</text:p>
      <text:p text:style-name="P1">?&gt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8:59:46.188472574</meta:creation-date>
    <dc:date>2025-05-09T15:52:44.134747152</dc:date>
    <meta:editing-duration>PT2H46M55S</meta:editing-duration>
    <meta:editing-cycles>10</meta:editing-cycles>
    <meta:generator>LibreOffice/24.2.7.2$Linux_X86_64 LibreOffice_project/420$Build-2</meta:generator>
    <meta:print-date>2025-05-09T15:48:30.156425924</meta:print-date>
    <meta:printed-by>Archivos PDF</meta:printed-by>
    <meta:document-statistic meta:table-count="0" meta:image-count="0" meta:object-count="0" meta:page-count="6" meta:paragraph-count="187" meta:word-count="518" meta:character-count="6976" meta:non-whitespace-character-count="4874"/>
  </office:meta>
</office:document-meta>
</file>